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1"/>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list-style-name="WWNum1">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6">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2">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4">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5">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list-style-name="WWNum3">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list-style-name="WWNum4">
      <style:paragraph-properties fo:margin-left="0.5in" fo:margin-right="0in" fo:text-indent="-0.25in" style:auto-text-indent="false"/>
      <style:text-properties style:font-name="Times New Roman" fo:font-size="12pt" officeooo:rsid="0019dd33" officeooo:paragraph-rsid="0019dd33" style:font-name-asian="Times New Roman1" style:font-size-asian="12pt" style:font-name-complex="Times New Roman1" style:font-size-complex="12pt"/>
    </style:style>
    <style:style style:name="P11" style:family="paragraph" style:parent-style-name="Standard" style:list-style-name="WWNum3">
      <style:paragraph-properties fo:margin-left="0.5in" fo:margin-right="0in" fo:text-indent="-0.25in" style:auto-text-indent="false"/>
      <style:text-properties style:font-name="Times New Roman" fo:font-size="12pt" officeooo:rsid="0019dd33" officeooo:paragraph-rsid="0019dd33" style:font-name-asian="Times New Roman1" style:font-size-asian="12pt" style:font-name-complex="Times New Roman1" style:font-size-complex="12pt"/>
    </style:style>
    <style:style style:name="P12" style:family="paragraph" style:parent-style-name="Standard" style:list-style-name="WWNum3">
      <style:paragraph-properties fo:margin-left="0in" fo:margin-right="0in" fo:text-indent="0in" style:auto-text-indent="false"/>
      <style:text-properties style:font-name="Times New Roman" fo:font-size="12pt" officeooo:rsid="0019dd33" officeooo:paragraph-rsid="0019dd33" style:font-name-asian="Times New Roman1" style:font-size-asian="12pt" style:font-name-complex="Times New Roman1" style:font-size-complex="12pt"/>
    </style:style>
    <style:style style:name="T1" style:family="text">
      <style:text-properties officeooo:rsid="0019dd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line:</text:p>
      <text:p text:style-name="P2">4/22/23:</text:p>
      <text:list xml:id="list3907798090" text:style-name="WWNum1">
        <text:list-item>
          <text:p text:style-name="P3">Created basic event handler that works with lambda expressions and enables a command-based interaction rather than menu-based one for the user</text:p>
        </text:list-item>
      </text:list>
      <text:p text:style-name="P2">4/26/23:</text:p>
      <text:list xml:id="list4084188129" text:style-name="WWNum6">
        <text:list-item>
          <text:p text:style-name="P4">Added Stack class for the use of an undo functionality in the future feature list and list class for object management and data manipulation</text:p>
        </text:list-item>
      </text:list>
      <text:p text:style-name="P2">4/27/23:</text:p>
      <text:list xml:id="list3120792757" text:style-name="WWNum2">
        <text:list-item>
          <text:p text:style-name="P5">Began implementing waypoint class with thought put into forest-management specific use cases, and began contemplating how to integrate with program</text:p>
        </text:list-item>
        <text:list-item>
          <text:p text:style-name="P5">Began implementing file manager class which would save a map to the system and load in previous maps. Class is designed to be airtight and leave no room for user error to cause undefined behavior or runtime errors, including file existence and format verification</text:p>
        </text:list-item>
      </text:list>
      <text:p text:style-name="P2">5/4/23:</text:p>
      <text:list xml:id="list3886966091" text:style-name="WWNum4">
        <text:list-item>
          <text:p text:style-name="P10">Started with basic structure of wayspace class which is to harbor both the vector of waypoints as well as the double array of ascii pixels to be displayed to the user. Showmap command has the unique functionality of cleaering the window when invoked and then clearing the window upon subsequent command, not allowing the ascii map to clog up the screen </text:p>
        </text:list-item>
        <text:list-item>
          <text:p text:style-name="P6"><text:span text:style-name="T1">added </text:span>quicksort <text:span text:style-name="T1">lambda </text:span>to sort waypoints by various data metrics</text:p>
        </text:list-item>
        <text:list-item>
          <text:p text:style-name="P6">Add a hashtable to search individual waypoints by name with a time complexity of O(1)</text:p>
        </text:list-item>
      </text:list>
      <text:p text:style-name="P7">5/5/23:</text:p>
      <text:list xml:id="list3877177285" text:style-name="WWNum5">
        <text:list-item>
          <text:p text:style-name="P8">Implement Json parser and printer class to interface with FileManager, since JSON format will be essential to store the complicated Waypoint data structure in a standardized format, and is core to the use-over-time aspect of the program</text:p>
        </text:list-item>
        <text:list-item>
          <text:p text:style-name="P8">Figure out whether to initialize a vector of waypoints in runtime or have it private in the runtime for the sort</text:p>
        </text:list-item>
      </text:list>
      <text:p text:style-name="P7">5/6/23:</text:p>
      <text:list xml:id="list3452389650" text:style-name="WWNum3">
        <text:list-item>
          <text:p text:style-name="P9">Implement Runtime lambda functions to add or remove waypoints on a map, open the map lambda and file managing lambdas</text:p>
        </text:list-item>
        <text:list-item>
          <text:p text:style-name="P9">Use created classes such as our Stack and Hashtable into usable lambdas</text:p>
          <text:p text:style-name="P12">5/7/23: </text:p>
        </text:list-item>
        <text:list-item>
          <text:p text:style-name="P11">finalize demonstration ready code with script for who says what about what, and construct a diverse data set to show various functionalities about the program</text:p>
          <text:p text:style-name="P12">5/8/23:</text:p>
        </text:list-item>
        <text:list-item>
          <text:p text:style-name="P11">use git commit history to write the development process of the program</text:p>
        </text:list-item>
        <text:list-item>
          <text:p text:style-name="P11">use code history to show various stages of development, finalizing code for both demonstration in class and submission the day aft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04T22:20:56.738470720</dc:date>
    <meta:editing-duration>PT7M</meta:editing-duration>
    <meta:editing-cycles>1</meta:editing-cycles>
    <meta:document-statistic meta:table-count="0" meta:image-count="0" meta:object-count="0" meta:page-count="1" meta:paragraph-count="23" meta:word-count="368" meta:character-count="2175" meta:non-whitespace-character-count="1844"/>
  </office:meta>
</office:document-meta>
</file>